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5.309cm"/>
    </style:style>
    <style:style style:name="co11" style:family="table-column">
      <style:table-column-properties fo:break-before="auto" style:column-width="4.126cm"/>
    </style:style>
    <style:style style:name="co12" style:family="table-column">
      <style:table-column-properties fo:break-before="auto" style:column-width="4.023cm"/>
    </style:style>
    <style:style style:name="co13" style:family="table-column">
      <style:table-column-properties fo:break-before="auto" style:column-width="4.406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1.00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40])" office:value-type="float" office:value="100">
            <text:p>10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d Mag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ows to pass walls (not trees) + armour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blight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Poison St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stacking poison AOE DOT: the longer they stay inside the higher poison damage ge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lame of Udû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to a balrog; +fire resit; +dark resist; +fire breath power; + melee strengt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ood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e of blight + random diseas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light bolt + self he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Boi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table:number-columns-repeated="2"/>
          <table:table-cell table:style-name="ce16" office:value-type="string">
            <text:p>Stun + blight damage. PBAO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 Fu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when dealing a spell crit enters a blood rage, increasing all blight damage by x%; +increase spell cr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oul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light damage bolt; intrinsinc +15% crit chance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oul Lea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sense all foes around you; saping their life force: -x% all damage for X tur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oul 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when a creature tracked with soul leach hurts the caster he gains back some Vim + damages the attacke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3"/>
          <table:table-cell table:style-name="ce13" table:number-columns-repeated="2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 Power</text:p>
          </table:table-cell>
          <table:table-cell table:style-name="ce7" office:value-type="string">
            <text:p>Dark Ritual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imcreases the damage bonus of spell crit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orrupted Nega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6" office:value-type="string">
            <text:p>removes magical &amp; physical sustains &amp; tiemd efefcts in the zon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orrosive W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table:number-columns-repeated="2"/>
          <table:table-cell table:style-name="ce17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anguisuge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70">
            <text:p>7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8" office:value-type="string">
            <text:p>Pacification Hex</text:p>
          </table:table-cell>
          <table:table-cell table:style-name="ce28" office:value-type="string">
            <text:p>Burning Hex</text:p>
          </table:table-cell>
          <table:table-cell table:style-name="ce28" office:value-type="string">
            <text:p>Empathic Hex</text:p>
          </table:table-cell>
          <table:table-cell table:style-name="ce28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02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0T02:46:41</dc:date>
    <dc:language>fr-FR</dc:language>
    <meta:editing-cycles>185</meta:editing-cycles>
    <meta:editing-duration>PT132H16M23S</meta:editing-duration>
    <dc:creator>Dark God</dc:creator>
    <meta:document-statistic meta:table-count="5" meta:cell-count="389" meta:object-count="0"/>
    <meta:user-defined meta:name="Info 1"/>
    <meta:user-defined meta:name="Info 2"/>
    <meta:user-defined meta:name="Info 3"/>
    <meta:user-defined meta:name="Info 4"/>
  </office:meta>
</office:document-meta>
</file>